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E5417251.jpg" manifest:media-type="image/jpeg"/>
  <manifest:file-entry manifest:full-path="Pictures/100000000000032000000320EE95C016.jpg" manifest:media-type="image/jpeg"/>
  <manifest:file-entry manifest:full-path="Pictures/10000000000001E0000001E05CA10412.jpg" manifest:media-type="image/jpeg"/>
  <manifest:file-entry manifest:full-path="Pictures/1000020100000121000001244113FA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1.984cm" fo:min-width="11.73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48cm, 7.466cm, 2.827cm, 1.05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3cm" svg:height="17.3cm" svg:x="1.7cm" svg:y="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17.5cm" svg:height="17.684cm" svg:x="1.6cm" svg:y="4.916cm">
            <draw:image xlink:href="Pictures/1000020100000121000001244113FA51.png" xlink:type="simple" xlink:show="embed" xlink:actuate="onLoad">
              <text:p/>
            </draw:image>
          </draw:frame>
        </draw:g>
        <draw:frame draw:style-name="gr2" draw:text-style-name="P1" draw:layer="layout" svg:width="3.4cm" svg:height="3.4cm" draw:transform="rotate (-0.570548132476947) translate (3.836cm 16.7cm)">
          <draw:image xlink:href="Pictures/10000000000001E0000001E05CA10412.jpg" xlink:type="simple" xlink:show="embed" xlink:actuate="onLoad">
            <text:p/>
          </draw:image>
        </draw:frame>
        <draw:frame draw:style-name="gr3" draw:text-style-name="P1" draw:layer="layout" svg:width="2.706cm" svg:height="2.769cm" draw:transform="rotate (0.332136156654521) translate (12.939cm 10.282cm)">
          <draw:image xlink:href="Pictures/100000000000032000000320EE95C016.jpg" xlink:type="simple" xlink:show="embed" xlink:actuate="onLoad">
            <text:p/>
          </draw:image>
        </draw:frame>
        <draw:frame draw:style-name="gr2" draw:text-style-name="P1" draw:layer="layout" svg:width="4.326cm" svg:height="4.326cm" draw:transform="rotate (-2.44730067714645) translate (13.393cm 14.132cm)">
          <draw:image xlink:href="Pictures/100000000000025800000258E541725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7:12:30.302185929</meta:creation-date>
    <dc:date>2016-10-17T17:47:23.132855956</dc:date>
    <meta:editing-duration>PT4M32S</meta:editing-duration>
    <meta:editing-cycles>1</meta:editing-cycles>
    <meta:document-statistic meta:object-count="6"/>
    <meta:generator>LibreOffice/4.4.7.2$Linux_X86_64 LibreOffice_project/40$Build-2</meta:generator>
  </office:meta>
</office:document-meta>
</file>